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24-01-1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23-01-11 0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22-01-0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21-01-11 1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20-01-08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19-02-05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19-01-05 0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18-01-08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17-01-23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16-01-0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15-01-2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14-02-0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13-01-3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1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1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1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0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08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07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0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05-01-25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0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0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0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0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200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199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1998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1997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1996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199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199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199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199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199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199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198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198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1987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1986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198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198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198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198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198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198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197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60</text:p>
          </table:table-cell>
          <table:table-cell office:value-type="string" calcext:value-type="string">
            <text:p>197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